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end" style:justify-single-word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k Luzarowski <text:a xlink:type="simple" xlink:href="mailto:mluzarow@purdue.edu">mluzarow@purdue.edu</text:a></text:p>
      <text:p text:style-name="P2">Jacob McGough <text:a xlink:type="simple" xlink:href="mailto:jmcgough@purdue.edu">jmcgough@purdue.edu</text:a></text:p>
      <text:p text:style-name="P2">Andrew Cleveland </text:p>
      <text:p text:style-name="P2">Josh Fox</text:p>
      <text:p text:style-name="Standard"/>
      <text:p text:style-name="Standard"/>
      <text:p text:style-name="Standard"><text:tab/>We chose a program that would analyze a circuit given certain inputs.</text:p>
      <text:p text:style-name="Standard"><text:tab/></text:p>
      <text:p text:style-name="Standard"><text:tab/>Potential Inputs for analyzing a circuit for a client:</text:p>
      <text:list xml:id="list32702867" text:style-name="L1">
        <text:list-item>
          <text:list>
            <text:list-item>
              <text:list>
                <text:list-item>
                  <text:p text:style-name="P1">resistance</text:p>
                </text:list-item>
                <text:list-item>
                  <text:p text:style-name="P1">capacitance</text:p>
                </text:list-item>
                <text:list-item>
                  <text:p text:style-name="P1">sources of voltage</text:p>
                </text:list-item>
                <text:list-item>
                  <text:p text:style-name="P1">switches</text:p>
                </text:list-item>
                <text:list-item>
                  <text:p text:style-name="P1">diodes</text:p>
                </text:list-item>
              </text:list>
            </text:list-item>
          </text:list>
        </text:list-item>
      </text:list>
      <text:p text:style-name="Standard"/>
      <text:p text:style-name="Standard"><text:tab/>Potential outputs could be written in such a way that, given any of the above inputs, one can solve for any other major attribute of the circuit given the layout of said circuit. <text:s/>This program will the beneficial to our user as it will quickly determine missing variables in most circuit problems. <text:s/>There is also the possibility that the program could output a circuit diagram given specified inpu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6T12:55:49.84</meta:creation-date>
    <meta:document-statistic meta:table-count="0" meta:image-count="0" meta:object-count="0" meta:page-count="1" meta:paragraph-count="13" meta:word-count="111" meta:character-count="684"/>
    <dc:date>2011-02-16T13:09:10.65</dc:date>
    <meta:editing-duration>PT00H13M21S</meta:editing-duration>
    <meta:editing-cycles>1</meta:editing-cycles>
    <meta:generator>OpenOffice.org/3.2$Win32 OpenOffice.org_project/320m18$Build-9502</meta:generator>
  </office:meta>
</office:document-meta>
</file>